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2979in" table:align="left"/>
    </style:style>
    <style:style style:name="Table1.A" style:family="table-column">
      <style:table-column-properties style:column-width="6.2979in"/>
    </style:style>
    <style:style style:name="Table1.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style>
    <style:style style:name="P2"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3" style:family="paragraph" style:parent-style-name="Text_20_body">
      <style:paragraph-properties fo:margin-top="0in" fo:margin-bottom="0in" loext:contextual-spacing="false" fo:line-height="138%" fo:text-align="center" style:justify-single-word="false" style:writing-mode="lr-tb"/>
    </style:style>
    <style:style style:name="P4"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5"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6" style:family="paragraph" style:parent-style-name="Table_20_Contents">
      <style:paragraph-properties fo:margin-top="0in" fo:margin-bottom="0in" loext:contextual-spacing="false" fo:line-height="120%" fo:text-align="justify" style:justify-single-word="false" style:writing-mode="lr-tb"/>
    </style:style>
    <style:style style:name="P7" style:family="paragraph" style:parent-style-name="Table_20_Contents">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paragraph-properties fo:margin-top="0in" fo:margin-bottom="0in" loext:contextual-spacing="false"/>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1bcef0"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039af"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style:font-name="Courier New" fo:font-size="11pt" fo:font-style="normal" style:text-underline-style="none" fo:font-weight="bold" officeooo:rsid="002f000c" style:text-blinking="false" fo:background-color="transparent" loext:char-shading-value="0"/>
    </style:style>
    <style:style style:name="T10" style:family="text">
      <style:text-properties officeooo:rsid="002ee0ef"/>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Proyecto </text:span><text:span text:style-name="T4">6</text:span><text:span text:style-name="T1">. </text:span><text:span text:style-name="T3">Reparando la nave</text:span></text:p>
      <text:p text:style-name="P4"><text:span text:style-name="T10">U</text:span>tilizando los procedimientos primitivos provistos, escribí un programa que permita que el marciano repare su nave y pueda volver a su planeta. Para reparar la nave, tiene que conseguir 3 unidades de carbón y 3 unidades de hierro. Pero el marciano no puede llevar más de una unidad de mineral por vez. Entonces, hay que planificar una estrategia que permita que el marciano haga varios viajes para completar su tarea. El tablero inicial muestra al marciano en su nave, y los depósitos de carbón y de hierro.</text:p>
      <text:p text:style-name="P5"><draw:frame draw:style-name="fr1" draw:name="Image1" text:anchor-type="as-char" svg:width="1.7307in" svg:height="1.4453in" draw:z-index="0"><draw:image xlink:href="https://lh5.googleusercontent.com/HD3pQFHnEuTG-3cJbst2kSo7ZVoioorWWJvVtYpTuTqCaTPD7vixW1JaxQMRDhUNT5LsVyo7_-xZne49peZ5jyOrniz2VFXbqtUFrFFcnw5eJv1RKSUkyC_c7RAYVc0LVTdRf0YP" xlink:type="simple" xlink:show="embed" xlink:actuate="onLoad" loext:mime-type="image/png"/><svg:title>ReparandoLaNave.png</svg:title></draw:frame></text:p>
      <text:p text:style-name="P3"/>
      <text:p text:style-name="P1"><text:span text:style-name="T5">Escribí un procedimiento por cada tarea que haya que hacer y ponele un nombre adecuado. Por ejemplo, </text:span><text:span text:style-name="T8">IrHastaElCarb</text:span><text:span text:style-name="T9">ó</text:span><text:span text:style-name="T8">n</text:span><text:span text:style-name="T5">, </text:span><text:span text:style-name="T8">AgarrarCarb</text:span><text:span text:style-name="T9">ó</text:span><text:span text:style-name="T8">n</text:span><text:span text:style-name="T5">, </text:span><text:span text:style-name="T8">VolverConElCarb</text:span><text:span text:style-name="T9">ó</text:span><text:span text:style-name="T8">n</text:span><text:span text:style-name="T7"> </text:span><text:span text:style-name="T5">podrían ser algunos de los procedimientos que definas. ¿Podés organizar bien el programa para que todas las tareas tengan su procedimiento? Al leer el programa final, ¿se entiende la estrategia de solución que pensaste?</text:span></text:p>
      <text:p text:style-name="P8"/>
      <table:table table:name="Table1" table:style-name="Table1">
        <table:table-column table:style-name="Table1.A"/>
        <table:table-row>
          <table:table-cell table:style-name="Table1.A1" office:value-type="string">
            <text:p text:style-name="P6"><text:span text:style-name="T6">Pastilla: </text:span><text:span text:style-name="T5">Recordatorio</text:span></text:p>
            <text:p text:style-name="P7">Cuando definas los procedimientos para cada una de las tareas, ¡no te olvides de usar repetición para las cosas que se repiten! Además, tené cuidado con las condiciones de borde.</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8-20T22:13:15.682000000</dc:date>
    <meta:editing-duration>PT23M9S</meta:editing-duration>
    <meta:editing-cycles>29</meta:editing-cycles>
    <meta:generator>LibreOffice/6.1.0.3$Windows_X86_64 LibreOffice_project/efb621ed25068d70781dc026f7e9c5187a4decd1</meta:generator>
    <meta:document-statistic meta:table-count="1" meta:image-count="1" meta:object-count="0" meta:page-count="1" meta:paragraph-count="6" meta:word-count="178" meta:character-count="1106" meta:non-whitespace-character-count="933"/>
  </office:meta>
</office:document-meta>
</file>